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3.1252in" style:type="center"/>
          <style:tab-stop style:position="6.202in" style:type="right"/>
        </style:tab-stops>
      </style:paragraph-properties>
    </style:style>
    <style:style style:name="P5" style:family="paragraph" style:parent-style-name="Footer">
      <style:paragraph-properties>
        <style:tab-stops>
          <style:tab-stop style:position="3.1252in" style:type="center"/>
          <style:tab-stop style:position="6.6929in" style:type="right"/>
        </style:tab-stops>
      </style:paragraph-properties>
    </style:style>
    <style:style style:name="P6" style:family="paragraph" style:parent-style-name="Subtitle">
      <style:paragraph-properties fo:margin-top="0.0835in" fo:margin-bottom="0.1528in" loext:contextual-spacing="false" style:writing-mode="lr-tb"/>
      <style:text-properties officeooo:paragraph-rsid="003d9a75"/>
    </style:style>
    <style:style style:name="P7" style:family="paragraph" style:parent-style-name="Subtitle">
      <style:paragraph-properties fo:margin-top="0.0835in" fo:margin-bottom="0.1528in" loext:contextual-spacing="false" style:writing-mode="lr-tb"/>
      <style:text-properties officeooo:paragraph-rsid="003e973b"/>
    </style:style>
    <style:style style:name="P8" style:family="paragraph" style:parent-style-name="Text_20_body">
      <style:text-properties officeooo:paragraph-rsid="004d69cb"/>
    </style:style>
    <style:style style:name="P9" style:family="paragraph" style:parent-style-name="Text_20_body" style:list-style-name="L1">
      <style:text-properties officeooo:paragraph-rsid="004d69cb"/>
    </style:style>
    <style:style style:name="P10" style:family="paragraph" style:parent-style-name="Text_20_body">
      <style:text-properties officeooo:paragraph-rsid="004d7876"/>
    </style:style>
    <style:style style:name="P11" style:family="paragraph" style:parent-style-name="Text_20_body">
      <style:text-properties officeooo:paragraph-rsid="004dba17"/>
    </style:style>
    <style:style style:name="P12" style:family="paragraph" style:parent-style-name="Text_20_body">
      <style:text-properties officeooo:rsid="004b5faf" officeooo:paragraph-rsid="004b5faf" fo:background-color="transparent"/>
    </style:style>
    <style:style style:name="P13" style:family="paragraph" style:parent-style-name="Text_20_body">
      <style:text-properties officeooo:rsid="004bf841" officeooo:paragraph-rsid="004bf841" fo:background-color="transparent"/>
    </style:style>
    <style:style style:name="P14" style:family="paragraph" style:parent-style-name="Text_20_body">
      <style:text-properties officeooo:rsid="004c62bd" officeooo:paragraph-rsid="004c62bd" fo:background-color="transparent"/>
    </style:style>
    <style:style style:name="P15" style:family="paragraph" style:parent-style-name="Text_20_body">
      <style:text-properties officeooo:rsid="004d69cb" officeooo:paragraph-rsid="004d69cb" fo:background-color="transparent"/>
    </style:style>
    <style:style style:name="P16" style:family="paragraph" style:parent-style-name="Text_20_body">
      <style:text-properties officeooo:paragraph-rsid="004b5faf" fo:background-color="transparent"/>
    </style:style>
    <style:style style:name="P17" style:family="paragraph" style:parent-style-name="Text_20_body">
      <style:text-properties officeooo:paragraph-rsid="004c62bd" fo:background-color="transparent"/>
    </style:style>
    <style:style style:name="P18" style:family="paragraph" style:parent-style-name="Heading_20_2">
      <style:text-properties officeooo:rsid="004c62bd" officeooo:paragraph-rsid="004c62bd" fo:background-color="transparent"/>
    </style:style>
    <style:style style:name="P19" style:family="paragraph" style:parent-style-name="Heading_20_1">
      <style:text-properties fo:language="de" fo:country="DE" fo:background-color="transparent"/>
    </style:style>
    <style:style style:name="P20" style:family="paragraph" style:parent-style-name="Title" style:master-page-name="MPF0">
      <style:paragraph-properties style:page-number="auto" fo:break-before="page"/>
      <style:text-properties fo:language="de" fo:country="DE" fo:background-color="transparent"/>
    </style:style>
    <style:style style:name="P21" style:family="paragraph" style:parent-style-name="Subtitle">
      <style:paragraph-properties fo:margin-top="0.0835in" fo:margin-bottom="0.1528in" loext:contextual-spacing="false" style:writing-mode="lr-tb"/>
      <style:text-properties fo:language="de" fo:country="DE" fo:background-color="transparent"/>
    </style:style>
    <style:style style:name="P22" style:family="paragraph" style:parent-style-name="Verzeichnis_20_1">
      <style:paragraph-properties>
        <style:tab-stops>
          <style:tab-stop style:position="6.3in" style:type="right" style:leader-style="dotted" style:leader-text="."/>
        </style:tab-stops>
      </style:paragraph-properties>
    </style:style>
    <style:style style:name="P23" style:family="paragraph" style:parent-style-name="Verzeichnis_20_2">
      <style:paragraph-properties>
        <style:tab-stops>
          <style:tab-stop style:position="6.1035in" style:type="right" style:leader-style="dotted" style:leader-text="."/>
        </style:tab-stops>
      </style:paragraph-properties>
    </style:style>
    <style:style style:name="T1" style:family="text">
      <style:text-properties fo:language="de" fo:country="DE"/>
    </style:style>
    <style:style style:name="T2" style:family="text">
      <style:text-properties fo:language="de" fo:country="DE" fo:font-weight="bold" style:font-weight-asian="bold" style:font-weight-complex="bold"/>
    </style:style>
    <style:style style:name="T3" style:family="text">
      <style:text-properties fo:language="de" fo:country="DE" fo:font-weight="normal" style:font-weight-asian="normal" style:font-weight-complex="normal"/>
    </style:style>
    <style:style style:name="T4" style:family="text">
      <style:text-properties fo:language="de" fo:country="DE" officeooo:rsid="004b5faf"/>
    </style:style>
    <style:style style:name="T5" style:family="text">
      <style:text-properties fo:language="de" fo:country="DE" officeooo:rsid="004bf841"/>
    </style:style>
    <style:style style:name="T6" style:family="text">
      <style:text-properties fo:language="de" fo:country="DE" officeooo:rsid="004c62bd"/>
    </style:style>
    <style:style style:name="T7" style:family="text">
      <style:text-properties fo:language="de" fo:country="DE" officeooo:rsid="004d69cb"/>
    </style:style>
    <style:style style:name="T8" style:family="text">
      <style:text-properties fo:language="de" fo:country="DE" officeooo:rsid="004d69cb" fo:background-color="transparent" loext:char-shading-value="0"/>
    </style:style>
    <style:style style:name="T9" style:family="text">
      <style:text-properties fo:language="de" fo:country="DE" officeooo:rsid="004d7876" fo:background-color="transparent" loext:char-shading-value="0"/>
    </style:style>
    <style:style style:name="T10" style:family="text">
      <style:text-properties fo:language="de" fo:country="DE" officeooo:rsid="004dba17" fo:background-color="transparent" loext:char-shading-value="0"/>
    </style:style>
    <style:style style:name="T11" style:family="text">
      <style:text-properties fo:language="de" fo:country="DE" officeooo:rsid="004bfda6" fo:background-color="transparent" loext:char-shading-value="0"/>
    </style:style>
    <style:style style:name="T12" style:family="text">
      <style:text-properties fo:language="de" fo:country="DE" officeooo:rsid="003d9a75" fo:background-color="transparent" loext:char-shading-value="0"/>
    </style:style>
    <style:style style:name="T13" style:family="text">
      <style:text-properties fo:language="de" fo:country="DE" officeooo:rsid="000c5fec" fo:background-color="transparent" loext:char-shading-value="0"/>
    </style:style>
    <style:style style:name="T14" style:family="text">
      <style:text-properties fo:language="de" fo:country="DE" officeooo:rsid="004b5faf" fo:background-color="transparent" loext:char-shading-value="0"/>
    </style:style>
    <style:style style:name="T15" style:family="text">
      <style:text-properties fo:language="de" fo:country="DE" fo:background-color="transparent" loext:char-shading-value="0"/>
    </style:style>
    <style:style style:name="T16" style:family="text">
      <style:text-properties fo:language="de" fo:country="DE" officeooo:rsid="004dba17"/>
    </style:style>
    <style:style style:name="T17" style:family="text">
      <style:text-properties officeooo:rsid="004b5faf"/>
    </style:style>
    <style:style style:name="T18" style:family="text">
      <style:text-properties style:font-name="DejaVu Sans Mono" fo:font-size="9pt" fo:language="de" fo:country="DE" style:font-size-asian="9pt" style:font-size-complex="9pt"/>
    </style:style>
    <style:style style:name="T19" style:family="text">
      <style:text-properties officeooo:rsid="004c62bd"/>
    </style:style>
    <style:style style:name="T20" style:family="text">
      <style:text-properties officeooo:rsid="004d69cb"/>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Ref_AufgabeName"/>Aufgabe 1: <text:bookmark-end text:name="Ref_AufgabeName"/><text:span text:style-name="T17">Superstar</text:span></text:p>
      <text:p text:style-name="P6"><text:bookmark-start text:name="Ref_TeamID"/><text:span text:style-name="Absatz-Standardschriftart"><text:span text:style-name="T15">Team-ID: </text:span></text:span><text:span text:style-name="Absatz-Standardschriftart"><text:span text:style-name="T11">00361</text:span></text:span><text:bookmark-end text:name="Ref_TeamID"/><text:bookmark-start text:name="TeamID"/><text:bookmark-end text:name="TeamID"/></text:p>
      <text:p text:style-name="P6"><text:bookmark-start text:name="Ref_TeamName"/><text:span text:style-name="Absatz-Standardschriftart"><text:span text:style-name="T15">Team-</text:span></text:span><text:span text:style-name="Absatz-Standardschriftart"><text:span text:style-name="T12">N</text:span></text:span><text:span text:style-name="Absatz-Standardschriftart"><text:span text:style-name="T13">a</text:span></text:span><text:span text:style-name="Absatz-Standardschriftart"><text:span text:style-name="T15">me: </text:span></text:span><text:bookmark-end text:name="Ref_TeamName"/><text:span text:style-name="Absatz-Standardschriftart"><text:span text:style-name="T14">bwinf</text:span></text:span></text:p>
      <text:p text:style-name="P7"><text:span text:style-name="Absatz-Standardschriftart"><text:span text:style-name="T12">Bearbeiter dieser Aufgabe: <text:line-break/></text:span></text:span><text:span text:style-name="Absatz-Standardschriftart"><text:span text:style-name="T14">Yannik Schiebelhut</text:span></text:span></text:p>
      <text:p text:style-name="P21"><text:date style:data-style-name="N10121" text:date-value="2018-11-24T18:46:44.595536319">24.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22"><text:a xlink:type="simple" xlink:href="#__RefHeading___Toc105_1452926801">Lösungsidee<text:tab/>1</text:a></text:p>
          <text:p text:style-name="P23"><text:a xlink:type="simple" xlink:href="#__RefHeading___Toc619_1443843753">Vorsortierung<text:tab/>1</text:a></text:p>
          <text:p text:style-name="P23"><text:a xlink:type="simple" xlink:href="#__RefHeading___Toc621_1443843753">Finale Überprüfung<text:tab/>1</text:a></text:p>
          <text:p text:style-name="P22"><text:a xlink:type="simple" xlink:href="#__RefHeading___Toc107_1452926801">Umsetzung<text:tab/>1</text:a></text:p>
          <text:p text:style-name="P22"><text:a xlink:type="simple" xlink:href="#__RefHeading___Toc109_1452926801">Beispiel (superstar2.txt)<text:tab/>2</text:a></text:p>
          <text:p text:style-name="P22"><text:a xlink:type="simple" xlink:href="#__RefHeading___Toc111_1452926801">Quellcode<text:tab/>3</text:a></text:p>
        </text:index-body>
      </text:table-of-content>
      <text:h text:style-name="P19" text:outline-level="1"><text:bookmark-start text:name="__RefHeading___Toc105_1452926801"/>Lösungsidee<text:bookmark-end text:name="__RefHeading___Toc105_1452926801"/></text:h>
      <text:h text:style-name="P18" text:outline-level="2"><text:bookmark-start text:name="__RefHeading___Toc619_1443843753"/>Vorsortierung<text:bookmark-end text:name="__RefHeading___Toc619_1443843753"/></text:h>
      <text:p text:style-name="P12"><text:span text:style-name="T1">Zunächst wird eine Liste potentieller Superstars erstellt, die zu Beginn alle Namen enthält. Anschließend wird für jedes Mitglied im Netzwerk abgefragt, ob er/sie den anderen Mitgliedern folgt (Mitglied X folgt Mitglied Y?). Dabei ist jedoch zu beachten, dass diese Abfrage nur durchgeführt wird, wenn X ungleich Y ist und Y in der Liste der potentiellen Superstars enthalten ist. Gibt die Anfrage „true“ zurück, wird Mitglied X aus der Liste der potentiellen Superstars entfernt (ein Superstar darf niemandem folgen), gibt sie „false“ zurück, wird Mitglied Y aus der Liste entfernt (jeder muss einem Superstar folgen).</text:span></text:p>
      <text:h text:style-name="P18" text:outline-level="2"><text:bookmark-start text:name="__RefHeading___Toc621_1443843753"/>Finale Überprüfung<text:bookmark-end text:name="__RefHeading___Toc621_1443843753"/></text:h>
      <text:p text:style-name="P16"><text:span text:style-name="T4">Nach der obigen Prozedur, enthält die Liste der potentiellen Superstars entweder noch ein Element oder sie ist leer. Falls sie noch ein Element enthält, ist es immer noch nicht sicher, ob dies auch ein Superstar ist. Deshalb muss noch überprüft werden, ob der potentielle Superstar wirklich niemandem im Netzwerk folgt. Dies ist notwendig, da bei der „Vorsortierung“ die Abfrage nur durchgeführt wurde, falls Mitglied Y in der Liste der potentiellen Superstars enthalten war. So ergibt sich zwar die Konstante Anzahl an Anfragen<text:line-break/>(Anzahl Mitglieder -1</text:span><text:span text:style-name="T5">)</text:span><text:span text:style-name="T4">, die </text:span><text:span text:style-name="T5">zusätzlich zur Vorsortierung</text:span><text:span text:style-name="T4"> bezahlt werden muss, </text:span><text:span text:style-name="T5">allerdings ist dies immer noch deutlich billiger, als für jedes Mitglied direkt beim ersten Anlauf alle Folgemöglichkeiten zu überprüfen.</text:span></text:p>
      <text:h text:style-name="P19" text:outline-level="1"><text:bookmark-start text:name="__RefHeading___Toc107_1452926801"/>Umsetzung<text:bookmark-end text:name="__RefHeading___Toc107_1452926801"/></text:h>
      <text:p text:style-name="P13"><text:span text:style-name="T1">Zunächst wird mithilfe von Scannern die Quelldatei, welche die Informationen über Mitglieder und Folgeeigenschaften enthält, auf drei ArrayListen aufgeteilt. Die erste enthält die vollständige Mitgliederliste. Liste zwei und drei hängen eng zusammen. Die Werte, die die beiden am jeweils identischen Index enthalten geben Informationen, welches Mitglied welchem anderen folgt (</text:span><text:span text:style-name="T18">ListeA.get(x) folgt ListeB.get(x)</text:span><text:span text:style-name="T1">).</text:span></text:p>
      <text:p text:style-name="P17"><text:soft-page-break/><text:span text:style-name="T6">Nun wird eine neue ArrayList mit dem selben Inhalt wie das Namensverzeichnis erstellt, welche die oben beschriebene Liste der potentiellen Superstars darstellt. Ebenfalls muss ein Zähler initialisiert werden, der die Anzahl der Anfrage festhält.</text:span></text:p>
      <text:p text:style-name="P14"><text:span text:style-name="T1">Jetzt folgt der eigentliche Vorgang. Mithilfe zweier ineinander verschachtelten for-Schleifen wird wie oben beschrieben die „Vorsortierung“ durchgeführt. Um trotz der vollständig vorliegenden Datenbank Anfragen wie durch die Aufgabenstellung gefordert durchführen zu können, erfolgt die Anfrage über eine eigens dafür konzipierte Methode. Diese nimmt die beiden Namen der zu überprüfenden Mitglieder </text:span><text:span text:style-name="T7">(Mitglied X folgt Mitglied Y?) </text:span><text:span text:style-name="T1">entgegen </text:span><text:span text:style-name="T7">und prüft, ob es einen Index i gibt, bei dem in ListeA der Wert mit X und in ListeB der Wert mit Y übereinstimmt. Wird ein solcher gefunden, gibt die Methode true zurück, sonst false. In jedem Fall wird der Zähler für die Anfragen beim Methodenaufruf um 1 erhöht. </text:span><text:span text:style-name="T16">Enthält die Liste der potentiellen Superstars vor Beginn einer Anfrage nur noch 1 Element, kann der Vorgang direkt abgebrochen und zum nächsten Schritt, der finalen Überprüfung übergegangen werden.</text:span></text:p>
      <text:p text:style-name="P15"><text:span text:style-name="T7">W</text:span><text:span text:style-name="T1">enn die ArrayList der potentiellen Superstars nicht leer ist, wird die obige Anfrage nach folgendem Muster erneut durchgeführt:<text:line-break/>folgt( </text:span><text:span text:style-name="T2">verbleibendes Element</text:span><text:span text:style-name="T3">, Mitglied Y), wobei Y nacheinander die Werte aller anderen Mitglieder im Netzwerk annimmt. Gibt diese Anfrage niemals true zurück, ist der Superstar gefunden worden.</text:span></text:p>
      <text:h text:style-name="P19" text:outline-level="1"><text:bookmark-start text:name="__RefHeading___Toc109_1452926801"/>Beispiel <text:span text:style-name="T20">(superstar2.txt)</text:span><text:bookmark-end text:name="__RefHeading___Toc109_1452926801"/></text:h>
      <text:p text:style-name="P8"><text:span text:style-name="Absatz-Standardschriftart"><text:span text:style-name="T8">Mitglieder: Turing Hoare Dijkstra Knuth Codd</text:span></text:span></text:p>
      <text:p text:style-name="P8"><text:span text:style-name="Absatz-Standardschriftart"><text:span text:style-name="T8">ListeA:<text:tab/><text:tab/><text:tab/>ListeB:</text:span></text:span></text:p>
      <text:list xml:id="list1008270067" text:style-name="L1">
        <text:list-item>
          <text:p text:style-name="P9"><text:span text:style-name="Absatz-Standardschriftart"><text:span text:style-name="T8">Turing<text:tab/><text:tab/><text:tab/>Hoare</text:span></text:span></text:p>
        </text:list-item>
        <text:list-item>
          <text:p text:style-name="P9"><text:span text:style-name="Absatz-Standardschriftart"><text:span text:style-name="T8">Turing<text:tab/><text:tab/><text:tab/>Dijkstra</text:span></text:span></text:p>
        </text:list-item>
        <text:list-item>
          <text:p text:style-name="P9"><text:span text:style-name="Absatz-Standardschriftart"><text:span text:style-name="T8">Hoare<text:tab/><text:tab/><text:tab/>Turing</text:span></text:span></text:p>
        </text:list-item>
        <text:list-item>
          <text:p text:style-name="P9"><text:span text:style-name="Absatz-Standardschriftart"><text:span text:style-name="T8">Hoare<text:tab/><text:tab/><text:tab/>Djikstra</text:span></text:span></text:p>
        </text:list-item>
        <text:list-item>
          <text:p text:style-name="P9"><text:span text:style-name="Absatz-Standardschriftart"><text:span text:style-name="T8">Hoare<text:tab/><text:tab/><text:tab/>Codd</text:span></text:span></text:p>
        </text:list-item>
        <text:list-item>
          <text:p text:style-name="P9"><text:span text:style-name="Absatz-Standardschriftart"><text:span text:style-name="T8">Knuth<text:tab/><text:tab/><text:tab/>Turing</text:span></text:span></text:p>
        </text:list-item>
        <text:list-item>
          <text:p text:style-name="P9"><text:span text:style-name="Absatz-Standardschriftart"><text:span text:style-name="T8">Knuth<text:tab/><text:tab/><text:tab/></text:span></text:span><text:span text:style-name="Absatz-Standardschriftart"><text:span text:style-name="T9">Dijkstra</text:span></text:span></text:p>
        </text:list-item>
        <text:list-item>
          <text:p text:style-name="P9"><text:span text:style-name="Absatz-Standardschriftart"><text:span text:style-name="T8">Codd<text:tab/><text:tab/><text:tab/></text:span></text:span><text:span text:style-name="Absatz-Standardschriftart"><text:span text:style-name="T9">Turing</text:span></text:span></text:p>
        </text:list-item>
        <text:list-item>
          <text:p text:style-name="P9"><text:span text:style-name="Absatz-Standardschriftart"><text:span text:style-name="T8">Codd<text:tab/><text:tab/><text:tab/></text:span></text:span><text:span text:style-name="Absatz-Standardschriftart"><text:span text:style-name="T9">Dijkstra</text:span></text:span></text:p>
        </text:list-item>
        <text:list-item>
          <text:p text:style-name="P9"><text:span text:style-name="Absatz-Standardschriftart"><text:span text:style-name="T8">Codd<text:tab/><text:tab/><text:tab/></text:span></text:span><text:span text:style-name="Absatz-Standardschriftart"><text:span text:style-name="T9">Knuth</text:span></text:span></text:p>
        </text:list-item>
      </text:list>
      <text:p text:style-name="P10"><text:span text:style-name="Absatz-Standardschriftart"><text:span text:style-name="T9">Potentielle Superstars: </text:span></text:span><text:span text:style-name="Absatz-Standardschriftart"><text:span text:style-name="T8">Turing Hoare Dijkstra Knuth Codd</text:span></text:span></text:p>
      <text:p text:style-name="P10"><text:span text:style-name="Absatz-Standardschriftart"><text:span text:style-name="T9">Folgt Turing Hoare?<text:tab/>// true</text:span></text:span></text:p>
      <text:p text:style-name="P10"><text:span text:style-name="Absatz-Standardschriftart"><text:span text:style-name="T9">Potentielle Superstars:</text:span></text:span><text:span text:style-name="Absatz-Standardschriftart"><text:span text:style-name="T8"> Hoare Dijkstra Knuth Codd</text:span></text:span></text:p>
      <text:p text:style-name="P10"><text:span text:style-name="Absatz-Standardschriftart"><text:span text:style-name="T9">Folgt Turing Djikstra?<text:tab/>// true</text:span></text:span></text:p>
      <text:p text:style-name="P10"><text:span text:style-name="Absatz-Standardschriftart"><text:span text:style-name="T9">Folgt Turing Knuth?<text:tab/>// false</text:span></text:span></text:p>
      <text:p text:style-name="P10"><text:span text:style-name="Absatz-Standardschriftart"><text:span text:style-name="T9">Potentielle Superstars: Hoare Dijkstra Codd</text:span></text:span></text:p>
      <text:p text:style-name="P10"><text:span text:style-name="Absatz-Standardschriftart"><text:span text:style-name="T9">Folgt Turing Codd?<text:tab/>// flase</text:span></text:span></text:p>
      <text:p text:style-name="P10"><text:soft-page-break/><text:span text:style-name="Absatz-Standardschriftart"><text:span text:style-name="T9">Potentielle Superstars: Hoare Dijkstra</text:span></text:span></text:p>
      <text:p text:style-name="P10"><text:span text:style-name="Absatz-Standardschriftart"><text:span text:style-name="T9">Folgt Hoare Dijkstra?<text:tab/>// true</text:span></text:span></text:p>
      <text:p text:style-name="P10"><text:span text:style-name="Absatz-Standardschriftart"><text:span text:style-name="T9">Potentielle Superstars: Dijkstra</text:span></text:span></text:p>
      <text:p text:style-name="P10"><text:span text:style-name="Absatz-Standardschriftart"><text:span text:style-name="T9">Dijkstra folgt Turing?<text:tab/>// false</text:span></text:span></text:p>
      <text:p text:style-name="P10"><text:span text:style-name="Absatz-Standardschriftart"><text:span text:style-name="T9">Dijkstra folgt Hoare?<text:tab/>// false</text:span></text:span></text:p>
      <text:p text:style-name="P10"><text:span text:style-name="Absatz-Standardschriftart"><text:span text:style-name="T9">Dijkstra folgt Knuth?<text:tab/>// false</text:span></text:span></text:p>
      <text:p text:style-name="P10"><text:span text:style-name="Absatz-Standardschriftart"><text:span text:style-name="T9">Dijkstra folgt Codd?<text:tab/>// false</text:span></text:span></text:p>
      <text:p text:style-name="P11"><text:span text:style-name="Absatz-Standardschriftart"><text:span text:style-name="T10">// Djikstra ist der Superstar</text:span></text:span></text:p>
      <text:h text:style-name="P19" text:outline-level="1"><text:bookmark-start text:name="__RefHeading___Toc111_1452926801"/>Quellcode<text:bookmark-end text:name="__RefHeading___Toc111_1452926801"/></text:h>
      <text:p text:style-name="Text_20_body"><text:span text:style-name="Absatz-Standardschriftart"><text:span text:style-name="T15">import java.util.ArrayList;</text:span></text:span></text:p>
      <text:p text:style-name="Text_20_body"><text:span text:style-name="Absatz-Standardschriftart"><text:span text:style-name="T15">import java.util.List;</text:span></text:span></text:p>
      <text:p text:style-name="Text_20_body"><text:span text:style-name="Absatz-Standardschriftart"><text:span text:style-name="T15">import java.util.Objects;</text:span></text:span></text:p>
      <text:p text:style-name="Text_20_body"><text:span text:style-name="Absatz-Standardschriftart"><text:span text:style-name="T15">import java.io.File;</text:span></text:span></text:p>
      <text:p text:style-name="Text_20_body"><text:span text:style-name="Absatz-Standardschriftart"><text:span text:style-name="T15">import java.io.FileNotFoundException;</text:span></text:span></text:p>
      <text:p text:style-name="Text_20_body"><text:span text:style-name="Absatz-Standardschriftart"><text:span text:style-name="T15">import java.util.Scanner;</text:span></text:span></text:p>
      <text:p text:style-name="Text_20_body"><text:span text:style-name="Absatz-Standardschriftart"><text:span text:style-name="T15"/></text:span></text:p>
      <text:p text:style-name="Text_20_body"><text:span text:style-name="Absatz-Standardschriftart"><text:span text:style-name="T15">public class A1 {</text:span></text:span></text:p>
      <text:p text:style-name="Text_20_body"><text:span text:style-name="Absatz-Standardschriftart"><text:span text:style-name="T15"><text:tab/>// prepare counter for requests</text:span></text:span></text:p>
      <text:p text:style-name="Text_20_body"><text:span text:style-name="Absatz-Standardschriftart"><text:span text:style-name="T15"><text:tab/>private static int sentFollowingRequests;</text:span></text:span></text:p>
      <text:p text:style-name="Text_20_body"><text:span text:style-name="Absatz-Standardschriftart"><text:span text:style-name="T15"/></text:span></text:p>
      <text:p text:style-name="Text_20_body"><text:span text:style-name="Absatz-Standardschriftart"><text:span text:style-name="T15"><text:tab/>/**</text:span></text:span></text:p>
      <text:p text:style-name="Text_20_body"><text:span text:style-name="Absatz-Standardschriftart"><text:span text:style-name="T15"><text:tab/> * The main method of the program. All essential work is done here.</text:span></text:span></text:p>
      <text:p text:style-name="Text_20_body"><text:span text:style-name="Absatz-Standardschriftart"><text:span text:style-name="T15"><text:tab/> * </text:span></text:span></text:p>
      <text:p text:style-name="Text_20_body"><text:span text:style-name="Absatz-Standardschriftart"><text:span text:style-name="T15"><text:tab/> * @param args database files given as command line arguments</text:span></text:span></text:p>
      <text:p text:style-name="Text_20_body"><text:span text:style-name="Absatz-Standardschriftart"><text:span text:style-name="T15"><text:tab/> */</text:span></text:span></text:p>
      <text:p text:style-name="Text_20_body"><text:span text:style-name="Absatz-Standardschriftart"><text:span text:style-name="T15"><text:tab/>public static void main(String[] args) {</text:span></text:span></text:p>
      <text:p text:style-name="Text_20_body"><text:span text:style-name="Absatz-Standardschriftart"><text:span text:style-name="T15"><text:tab/><text:tab/>// </text:span></text:span><text:span text:style-name="Absatz-Standardschriftart"><text:span text:style-name="T10">Verarbeitung der Komandozeilenargumente, siehe A1.java</text:span></text:span></text:p>
      <text:p text:style-name="P11"><text:span text:style-name="Absatz-Standardschriftart"><text:span text:style-name="T15"><text:tab/><text:tab/>for (int i = 0; i &lt; args.length; i++) {</text:span></text:span></text:p>
      <text:p text:style-name="Text_20_body"><text:span text:style-name="Absatz-Standardschriftart"><text:span text:style-name="T15"><text:tab/><text:tab/><text:tab/><text:tab/>// no requests to pseudo network server yet</text:span></text:span></text:p>
      <text:p text:style-name="Text_20_body"><text:span text:style-name="Absatz-Standardschriftart"><text:span text:style-name="T15"><text:tab/><text:tab/><text:tab/><text:tab/>sentFollowingRequests = 0;</text:span></text:span></text:p>
      <text:p text:style-name="Text_20_body"><text:span text:style-name="Absatz-Standardschriftart"><text:span text:style-name="T15"><text:tab/><text:tab/><text:tab/><text:tab/>try { // needed in case a given file path is invalid</text:span></text:span></text:p>
      <text:p text:style-name="Text_20_body"><text:span text:style-name="Absatz-Standardschriftart"><text:span text:style-name="T15"><text:tab/><text:tab/><text:tab/><text:tab/><text:tab/>// set source file to the parameter, currently being processed</text:span></text:span></text:p>
      <text:p text:style-name="Text_20_body"><text:soft-page-break/><text:span text:style-name="Absatz-Standardschriftart"><text:span text:style-name="T15"><text:tab/><text:tab/><text:tab/><text:tab/><text:tab/>File sourceFile = new File(args[i]);</text:span></text:span></text:p>
      <text:p text:style-name="Text_20_body"><text:span text:style-name="Absatz-Standardschriftart"><text:span text:style-name="T15"/></text:span></text:p>
      <text:p text:style-name="Text_20_body"><text:span text:style-name="Absatz-Standardschriftart"><text:span text:style-name="T15"><text:tab/><text:tab/><text:tab/><text:tab/><text:tab/>// get the first line containing the members from sourceFile</text:span></text:span></text:p>
      <text:p text:style-name="Text_20_body"><text:span text:style-name="Absatz-Standardschriftart"><text:span text:style-name="T15"><text:tab/><text:tab/><text:tab/><text:tab/><text:tab/>Scanner sc = new Scanner(sourceFile);</text:span></text:span></text:p>
      <text:p text:style-name="Text_20_body"><text:span text:style-name="Absatz-Standardschriftart"><text:span text:style-name="T15"><text:tab/><text:tab/><text:tab/><text:tab/><text:tab/>sc.useDelimiter("\n");</text:span></text:span></text:p>
      <text:p text:style-name="Text_20_body"><text:span text:style-name="Absatz-Standardschriftart"><text:span text:style-name="T15"><text:tab/><text:tab/><text:tab/><text:tab/><text:tab/>String namesStr = sc.next();</text:span></text:span></text:p>
      <text:p text:style-name="Text_20_body"><text:span text:style-name="Absatz-Standardschriftart"><text:span text:style-name="T15"/></text:span></text:p>
      <text:p text:style-name="Text_20_body"><text:span text:style-name="Absatz-Standardschriftart"><text:span text:style-name="T15"><text:tab/><text:tab/><text:tab/><text:tab/><text:tab/>// split string of network members and distribute them to an ArrayList</text:span></text:span></text:p>
      <text:p text:style-name="Text_20_body"><text:span text:style-name="Absatz-Standardschriftart"><text:span text:style-name="T15"><text:tab/><text:tab/><text:tab/><text:tab/><text:tab/>List&lt;String&gt; names = new ArrayList&lt;&gt;();</text:span></text:span></text:p>
      <text:p text:style-name="Text_20_body"><text:span text:style-name="Absatz-Standardschriftart"><text:span text:style-name="T15"><text:tab/><text:tab/><text:tab/><text:tab/><text:tab/>Scanner nsc = new Scanner(namesStr);</text:span></text:span></text:p>
      <text:p text:style-name="Text_20_body"><text:span text:style-name="Absatz-Standardschriftart"><text:span text:style-name="T15"><text:tab/><text:tab/><text:tab/><text:tab/><text:tab/>nsc.useDelimiter(" ");</text:span></text:span></text:p>
      <text:p text:style-name="Text_20_body"><text:span text:style-name="Absatz-Standardschriftart"><text:span text:style-name="T15"><text:tab/><text:tab/><text:tab/><text:tab/><text:tab/>while (nsc.hasNext()) {</text:span></text:span></text:p>
      <text:p text:style-name="Text_20_body"><text:span text:style-name="Absatz-Standardschriftart"><text:span text:style-name="T15"><text:tab/><text:tab/><text:tab/><text:tab/><text:tab/><text:tab/>names.add(nsc.next());</text:span></text:span></text:p>
      <text:p text:style-name="Text_20_body"><text:span text:style-name="Absatz-Standardschriftart"><text:span text:style-name="T15"><text:tab/><text:tab/><text:tab/><text:tab/><text:tab/>}</text:span></text:span></text:p>
      <text:p text:style-name="Text_20_body"><text:span text:style-name="Absatz-Standardschriftart"><text:span text:style-name="T15"><text:tab/><text:tab/><text:tab/><text:tab/><text:tab/>// process rest of the sourceFile and distribute data to two ArrayLists</text:span></text:span></text:p>
      <text:p text:style-name="Text_20_body"><text:span text:style-name="Absatz-Standardschriftart"><text:span text:style-name="T15"/></text:span></text:p>
      <text:p text:style-name="Text_20_body"><text:span text:style-name="Absatz-Standardschriftart"><text:span text:style-name="T15"><text:tab/><text:tab/><text:tab/><text:tab/><text:tab/>// Format:</text:span></text:span></text:p>
      <text:p text:style-name="Text_20_body"><text:span text:style-name="Absatz-Standardschriftart"><text:span text:style-name="T15"><text:tab/><text:tab/><text:tab/><text:tab/><text:tab/>// users.get(x) follows targets.get(x)</text:span></text:span></text:p>
      <text:p text:style-name="Text_20_body"><text:span text:style-name="Absatz-Standardschriftart"><text:span text:style-name="T15"><text:tab/><text:tab/><text:tab/><text:tab/><text:tab/>List&lt;String&gt; users = new ArrayList&lt;&gt;();</text:span></text:span></text:p>
      <text:p text:style-name="Text_20_body"><text:span text:style-name="Absatz-Standardschriftart"><text:span text:style-name="T15"><text:tab/><text:tab/><text:tab/><text:tab/><text:tab/>List&lt;String&gt; targets = new ArrayList&lt;&gt;();</text:span></text:span></text:p>
      <text:p text:style-name="Text_20_body"><text:span text:style-name="Absatz-Standardschriftart"><text:span text:style-name="T15"><text:tab/><text:tab/><text:tab/><text:tab/><text:tab/>while (sc.hasNext()) {</text:span></text:span></text:p>
      <text:p text:style-name="Text_20_body"><text:span text:style-name="Absatz-Standardschriftart"><text:span text:style-name="T15"><text:tab/><text:tab/><text:tab/><text:tab/><text:tab/><text:tab/>Scanner tmpSc = new Scanner(sc.next());</text:span></text:span></text:p>
      <text:p text:style-name="Text_20_body"><text:span text:style-name="Absatz-Standardschriftart"><text:span text:style-name="T15"><text:tab/><text:tab/><text:tab/><text:tab/><text:tab/><text:tab/>tmpSc.useDelimiter(" ");</text:span></text:span></text:p>
      <text:p text:style-name="Text_20_body"><text:span text:style-name="Absatz-Standardschriftart"><text:span text:style-name="T15"><text:tab/><text:tab/><text:tab/><text:tab/><text:tab/><text:tab/>users.add(tmpSc.next());</text:span></text:span></text:p>
      <text:p text:style-name="Text_20_body"><text:span text:style-name="Absatz-Standardschriftart"><text:span text:style-name="T15"><text:tab/><text:tab/><text:tab/><text:tab/><text:tab/><text:tab/>targets.add(tmpSc.next());</text:span></text:span></text:p>
      <text:p text:style-name="Text_20_body"><text:span text:style-name="Absatz-Standardschriftart"><text:span text:style-name="T15"/></text:span></text:p>
      <text:p text:style-name="Text_20_body"><text:span text:style-name="Absatz-Standardschriftart"><text:span text:style-name="T15"><text:tab/><text:tab/><text:tab/><text:tab/><text:tab/><text:tab/>tmpSc.close();</text:span></text:span></text:p>
      <text:p text:style-name="Text_20_body"><text:span text:style-name="Absatz-Standardschriftart"><text:span text:style-name="T15"><text:tab/><text:tab/><text:tab/><text:tab/><text:tab/>}</text:span></text:span></text:p>
      <text:p text:style-name="Text_20_body"><text:span text:style-name="Absatz-Standardschriftart"><text:span text:style-name="T15"><text:tab/><text:tab/><text:tab/><text:tab/><text:tab/>// create a new ArrayList, containing all potential superstars</text:span></text:span></text:p>
      <text:p text:style-name="Text_20_body"><text:span text:style-name="Absatz-Standardschriftart"><text:span text:style-name="T15"><text:tab/><text:tab/><text:tab/><text:tab/><text:tab/>List&lt;String&gt; potSuperStar = new ArrayList&lt;&gt;(names);</text:span></text:span></text:p>
      <text:p text:style-name="Text_20_body"><text:span text:style-name="Absatz-Standardschriftart"><text:span text:style-name="T15"><text:tab/><text:tab/><text:tab/><text:tab/><text:tab/>// for now, all members are potential superstars</text:span></text:span></text:p>
      <text:p text:style-name="Text_20_body"><text:span text:style-name="Absatz-Standardschriftart"><text:span text:style-name="T15"/></text:span></text:p>
      <text:p text:style-name="Text_20_body"><text:soft-page-break/><text:span text:style-name="Absatz-Standardschriftart"><text:span text:style-name="T15"><text:tab/><text:tab/><text:tab/><text:tab/><text:tab/>// check for every user, if he follows one of the other users to find the</text:span></text:span></text:p>
      <text:p text:style-name="Text_20_body"><text:span text:style-name="Absatz-Standardschriftart"><text:span text:style-name="T15"><text:tab/><text:tab/><text:tab/><text:tab/><text:tab/>// superstar in the group if he exists</text:span></text:span></text:p>
      <text:p text:style-name="Text_20_body"><text:span text:style-name="Absatz-Standardschriftart"><text:span text:style-name="T15"><text:tab/><text:tab/><text:tab/><text:tab/><text:tab/>for (int userNum = 0; userNum &lt; names.size(); userNum++) {</text:span></text:span></text:p>
      <text:p text:style-name="Text_20_body"><text:span text:style-name="Absatz-Standardschriftart"><text:span text:style-name="T15"><text:tab/><text:tab/><text:tab/><text:tab/><text:tab/><text:tab/>for (int targetNum = 0; targetNum &lt; names.size(); targetNum++) {</text:span></text:span></text:p>
      <text:p text:style-name="Text_20_body"><text:span text:style-name="Absatz-Standardschriftart"><text:span text:style-name="T15"><text:tab/><text:tab/><text:tab/><text:tab/><text:tab/><text:tab/><text:tab/>// if there is only one potential superstar left, we can directly check this one</text:span></text:span></text:p>
      <text:p text:style-name="Text_20_body"><text:span text:style-name="Absatz-Standardschriftart"><text:span text:style-name="T15"><text:tab/><text:tab/><text:tab/><text:tab/><text:tab/><text:tab/><text:tab/>if (potSuperStar.size() == 1)</text:span></text:span></text:p>
      <text:p text:style-name="Text_20_body"><text:span text:style-name="Absatz-Standardschriftart"><text:span text:style-name="T15"><text:tab/><text:tab/><text:tab/><text:tab/><text:tab/><text:tab/><text:tab/><text:tab/>break;</text:span></text:span></text:p>
      <text:p text:style-name="Text_20_body"><text:span text:style-name="Absatz-Standardschriftart"><text:span text:style-name="T15"><text:tab/><text:tab/><text:tab/><text:tab/><text:tab/><text:tab/><text:tab/>// to keep costs and requests low, check if requested target is a potential</text:span></text:span></text:p>
      <text:p text:style-name="Text_20_body"><text:span text:style-name="Absatz-Standardschriftart"><text:span text:style-name="T15"><text:tab/><text:tab/><text:tab/><text:tab/><text:tab/><text:tab/><text:tab/>// superstar before sending a request</text:span></text:span></text:p>
      <text:p text:style-name="Text_20_body"><text:span text:style-name="Absatz-Standardschriftart"><text:span text:style-name="T15"><text:tab/><text:tab/><text:tab/><text:tab/><text:tab/><text:tab/><text:tab/>if (targetNum != userNum &amp;&amp; potSuperStar.contains(names.get(targetNum))) {</text:span></text:span></text:p>
      <text:p text:style-name="Text_20_body"><text:span text:style-name="Absatz-Standardschriftart"><text:span text:style-name="T15"><text:tab/><text:tab/><text:tab/><text:tab/><text:tab/><text:tab/><text:tab/><text:tab/>// this is the actual request, whether user X follows user Y</text:span></text:span></text:p>
      <text:p text:style-name="Text_20_body"><text:span text:style-name="Absatz-Standardschriftart"><text:span text:style-name="T15"><text:tab/><text:tab/><text:tab/><text:tab/><text:tab/><text:tab/><text:tab/><text:tab/>if (checkFollowingStatus(names.get(userNum), names.get(targetNum), users, targets)) {</text:span></text:span></text:p>
      <text:p text:style-name="Text_20_body"><text:span text:style-name="Absatz-Standardschriftart"><text:span text:style-name="T15"><text:tab/><text:tab/><text:tab/><text:tab/><text:tab/><text:tab/><text:tab/><text:tab/><text:tab/>// if the request returns true, the user X who follows user Y cannot be a</text:span></text:span></text:p>
      <text:p text:style-name="Text_20_body"><text:span text:style-name="Absatz-Standardschriftart"><text:span text:style-name="T15"><text:tab/><text:tab/><text:tab/><text:tab/><text:tab/><text:tab/><text:tab/><text:tab/><text:tab/>// superstar and can therefore be removed from potential superstar list to</text:span></text:span></text:p>
      <text:p text:style-name="Text_20_body"><text:span text:style-name="Absatz-Standardschriftart"><text:span text:style-name="T15"><text:tab/><text:tab/><text:tab/><text:tab/><text:tab/><text:tab/><text:tab/><text:tab/><text:tab/>// reduce needed requests</text:span></text:span></text:p>
      <text:p text:style-name="Text_20_body"><text:span text:style-name="Absatz-Standardschriftart"><text:span text:style-name="T15"><text:tab/><text:tab/><text:tab/><text:tab/><text:tab/><text:tab/><text:tab/><text:tab/><text:tab/>potSuperStar.remove(names.get(userNum));</text:span></text:span></text:p>
      <text:p text:style-name="Text_20_body"><text:span text:style-name="Absatz-Standardschriftart"><text:span text:style-name="T15"><text:tab/><text:tab/><text:tab/><text:tab/><text:tab/><text:tab/><text:tab/><text:tab/>} else {</text:span></text:span></text:p>
      <text:p text:style-name="Text_20_body"><text:span text:style-name="Absatz-Standardschriftart"><text:span text:style-name="T15"><text:tab/><text:tab/><text:tab/><text:tab/><text:tab/><text:tab/><text:tab/><text:tab/><text:tab/>// if the request returns true, user Y cannot be followed by all users and</text:span></text:span></text:p>
      <text:p text:style-name="Text_20_body"><text:span text:style-name="Absatz-Standardschriftart"><text:span text:style-name="T15"><text:tab/><text:tab/><text:tab/><text:tab/><text:tab/><text:tab/><text:tab/><text:tab/><text:tab/>// therefore cannot be a superstar, so he can be removed from the potential</text:span></text:span></text:p>
      <text:p text:style-name="Text_20_body"><text:span text:style-name="Absatz-Standardschriftart"><text:span text:style-name="T15"><text:tab/><text:tab/><text:tab/><text:tab/><text:tab/><text:tab/><text:tab/><text:tab/><text:tab/>// superstar list</text:span></text:span></text:p>
      <text:p text:style-name="Text_20_body"><text:span text:style-name="Absatz-Standardschriftart"><text:span text:style-name="T15"><text:tab/><text:tab/><text:tab/><text:tab/><text:tab/><text:tab/><text:tab/><text:tab/><text:tab/>potSuperStar.remove(names.get(targetNum));</text:span></text:span></text:p>
      <text:p text:style-name="Text_20_body"><text:span text:style-name="Absatz-Standardschriftart"><text:span text:style-name="T15"><text:tab/><text:tab/><text:tab/><text:tab/><text:tab/><text:tab/><text:tab/><text:tab/>}</text:span></text:span></text:p>
      <text:p text:style-name="Text_20_body"><text:span text:style-name="Absatz-Standardschriftart"><text:span text:style-name="T15"><text:tab/><text:tab/><text:tab/><text:tab/><text:tab/><text:tab/><text:tab/>}</text:span></text:span></text:p>
      <text:p text:style-name="Text_20_body"><text:span text:style-name="Absatz-Standardschriftart"><text:span text:style-name="T15"><text:tab/><text:tab/><text:tab/><text:tab/><text:tab/><text:tab/>}</text:span></text:span></text:p>
      <text:p text:style-name="Text_20_body"><text:span text:style-name="Absatz-Standardschriftart"><text:span text:style-name="T15"><text:tab/><text:tab/><text:tab/><text:tab/><text:tab/>}</text:span></text:span></text:p>
      <text:p text:style-name="Text_20_body"><text:soft-page-break/><text:span text:style-name="Absatz-Standardschriftart"><text:span text:style-name="T15"/></text:span></text:p>
      <text:p text:style-name="Text_20_body"><text:span text:style-name="Absatz-Standardschriftart"><text:span text:style-name="T15"><text:tab/><text:tab/><text:tab/><text:tab/><text:tab/>// make sure that superstar doesn't follow ANY member of the network</text:span></text:span></text:p>
      <text:p text:style-name="Text_20_body"><text:span text:style-name="Absatz-Standardschriftart"><text:span text:style-name="T15"><text:tab/><text:tab/><text:tab/><text:tab/><text:tab/>if (!potSuperStar.isEmpty()) {</text:span></text:span></text:p>
      <text:p text:style-name="Text_20_body"><text:span text:style-name="Absatz-Standardschriftart"><text:span text:style-name="T15"><text:tab/><text:tab/><text:tab/><text:tab/><text:tab/><text:tab/>for (int targetNum = 0; targetNum &lt; names.size(); targetNum++) {</text:span></text:span></text:p>
      <text:p text:style-name="Text_20_body"><text:span text:style-name="Absatz-Standardschriftart"><text:span text:style-name="T15"><text:tab/><text:tab/><text:tab/><text:tab/><text:tab/><text:tab/><text:tab/>if (!Objects.equals(names.get(targetNum), potSuperStar.get(0))) {</text:span></text:span></text:p>
      <text:p text:style-name="Text_20_body"><text:span text:style-name="Absatz-Standardschriftart"><text:span text:style-name="T15"><text:tab/><text:tab/><text:tab/><text:tab/><text:tab/><text:tab/><text:tab/><text:tab/>if (checkFollowingStatus(potSuperStar.get(0), names.get(targetNum), users, targets)) {</text:span></text:span></text:p>
      <text:p text:style-name="Text_20_body"><text:span text:style-name="Absatz-Standardschriftart"><text:span text:style-name="T15"><text:tab/><text:tab/><text:tab/><text:tab/><text:tab/><text:tab/><text:tab/><text:tab/><text:tab/>potSuperStar.remove(0);</text:span></text:span></text:p>
      <text:p text:style-name="Text_20_body"><text:span text:style-name="Absatz-Standardschriftart"><text:span text:style-name="T15"><text:tab/><text:tab/><text:tab/><text:tab/><text:tab/><text:tab/><text:tab/><text:tab/><text:tab/>break;</text:span></text:span></text:p>
      <text:p text:style-name="Text_20_body"><text:span text:style-name="Absatz-Standardschriftart"><text:span text:style-name="T15"><text:tab/><text:tab/><text:tab/><text:tab/><text:tab/><text:tab/><text:tab/><text:tab/>}</text:span></text:span></text:p>
      <text:p text:style-name="Text_20_body"><text:span text:style-name="Absatz-Standardschriftart"><text:span text:style-name="T15"><text:tab/><text:tab/><text:tab/><text:tab/><text:tab/><text:tab/><text:tab/>}</text:span></text:span></text:p>
      <text:p text:style-name="Text_20_body"><text:span text:style-name="Absatz-Standardschriftart"><text:span text:style-name="T15"><text:tab/><text:tab/><text:tab/><text:tab/><text:tab/><text:tab/>}</text:span></text:span></text:p>
      <text:p text:style-name="Text_20_body"><text:span text:style-name="Absatz-Standardschriftart"><text:span text:style-name="T15"><text:tab/><text:tab/><text:tab/><text:tab/><text:tab/>}</text:span></text:span></text:p>
      <text:p text:style-name="Text_20_body"><text:span text:style-name="Absatz-Standardschriftart"><text:span text:style-name="T15"/></text:span></text:p>
      <text:p text:style-name="Text_20_body"><text:span text:style-name="Absatz-Standardschriftart"><text:span text:style-name="T15"><text:tab/><text:tab/><text:tab/><text:tab/><text:tab/>System.out.println();</text:span></text:span></text:p>
      <text:p text:style-name="Text_20_body"><text:span text:style-name="Absatz-Standardschriftart"><text:span text:style-name="T15"/></text:span></text:p>
      <text:p text:style-name="Text_20_body"><text:span text:style-name="Absatz-Standardschriftart"><text:span text:style-name="T15"><text:tab/><text:tab/><text:tab/><text:tab/><text:tab/>// when there is a name left in the potential superstar list, it is the one we</text:span></text:span></text:p>
      <text:p text:style-name="Text_20_body"><text:span text:style-name="Absatz-Standardschriftart"><text:span text:style-name="T15"><text:tab/><text:tab/><text:tab/><text:tab/><text:tab/>// have been searching for</text:span></text:span></text:p>
      <text:p text:style-name="Text_20_body"><text:span text:style-name="Absatz-Standardschriftart"><text:span text:style-name="T15"><text:tab/><text:tab/><text:tab/><text:tab/><text:tab/>if (!potSuperStar.isEmpty()) {</text:span></text:span></text:p>
      <text:p text:style-name="Text_20_body"><text:span text:style-name="Absatz-Standardschriftart"><text:span text:style-name="T15"><text:tab/><text:tab/><text:tab/><text:tab/><text:tab/><text:tab/>System.out.printf("The superstar is %s.\t\t(%s)\n", potSuperStar.get(0), sourceFile.getName());</text:span></text:span></text:p>
      <text:p text:style-name="Text_20_body"><text:span text:style-name="Absatz-Standardschriftart"><text:span text:style-name="T15"><text:tab/><text:tab/><text:tab/><text:tab/><text:tab/>} else { // otherwise there is no superstar in the network</text:span></text:span></text:p>
      <text:p text:style-name="Text_20_body"><text:span text:style-name="Absatz-Standardschriftart"><text:span text:style-name="T15"><text:tab/><text:tab/><text:tab/><text:tab/><text:tab/><text:tab/>System.out.printf("No superstar was found.\t\t(%s)\n", sourceFile.getName());</text:span></text:span></text:p>
      <text:p text:style-name="Text_20_body"><text:span text:style-name="Absatz-Standardschriftart"><text:span text:style-name="T15"><text:tab/><text:tab/><text:tab/><text:tab/><text:tab/>}</text:span></text:span></text:p>
      <text:p text:style-name="Text_20_body"><text:span text:style-name="Absatz-Standardschriftart"><text:span text:style-name="T15"><text:tab/><text:tab/><text:tab/><text:tab/><text:tab/>System.out.printf("Needed %s requests.\n", sentFollowingRequests);</text:span></text:span></text:p>
      <text:p text:style-name="Text_20_body"><text:span text:style-name="Absatz-Standardschriftart"><text:span text:style-name="T15"><text:tab/><text:tab/><text:tab/><text:tab/><text:tab/>System.out.println();</text:span></text:span></text:p>
      <text:p text:style-name="Text_20_body"><text:span text:style-name="Absatz-Standardschriftart"><text:span text:style-name="T15"><text:tab/><text:tab/><text:tab/><text:tab/><text:tab/>System.out.println();</text:span></text:span></text:p>
      <text:p text:style-name="Text_20_body"><text:span text:style-name="Absatz-Standardschriftart"><text:span text:style-name="T15"/></text:span></text:p>
      <text:p text:style-name="Text_20_body"><text:span text:style-name="Absatz-Standardschriftart"><text:span text:style-name="T15"><text:tab/><text:tab/><text:tab/><text:tab/><text:tab/>// close resources</text:span></text:span></text:p>
      <text:p text:style-name="Text_20_body"><text:span text:style-name="Absatz-Standardschriftart"><text:span text:style-name="T15"><text:tab/><text:tab/><text:tab/><text:tab/><text:tab/>sc.close();</text:span></text:span></text:p>
      <text:p text:style-name="Text_20_body"><text:soft-page-break/><text:span text:style-name="Absatz-Standardschriftart"><text:span text:style-name="T15"><text:tab/><text:tab/><text:tab/><text:tab/><text:tab/>nsc.close();</text:span></text:span></text:p>
      <text:p text:style-name="Text_20_body"><text:span text:style-name="Absatz-Standardschriftart"><text:span text:style-name="T15"><text:tab/><text:tab/><text:tab/><text:tab/>} catch (FileNotFoundException e) { // needed if the given file path is invalid</text:span></text:span></text:p>
      <text:p text:style-name="Text_20_body"><text:span text:style-name="Absatz-Standardschriftart"><text:span text:style-name="T15"><text:tab/><text:tab/><text:tab/><text:tab/><text:tab/>System.out.println("WARNING!!! Given file doesn't exists or filepath is invalid!");</text:span></text:span></text:p>
      <text:p text:style-name="Text_20_body"><text:span text:style-name="Absatz-Standardschriftart"><text:span text:style-name="T15"><text:tab/><text:tab/><text:tab/><text:tab/>}</text:span></text:span></text:p>
      <text:p text:style-name="Text_20_body"><text:span text:style-name="Absatz-Standardschriftart"><text:span text:style-name="T15"><text:tab/><text:tab/><text:tab/>}</text:span></text:span></text:p>
      <text:p text:style-name="Text_20_body"><text:span text:style-name="Absatz-Standardschriftart"><text:span text:style-name="T15"><text:tab/><text:tab/>}</text:span></text:span></text:p>
      <text:p text:style-name="Text_20_body"><text:span text:style-name="Absatz-Standardschriftart"><text:span text:style-name="T15"><text:tab/>}</text:span></text:span></text:p>
      <text:p text:style-name="Text_20_body"><text:span text:style-name="Absatz-Standardschriftart"><text:span text:style-name="T15"/></text:span></text:p>
      <text:p text:style-name="Text_20_body"><text:span text:style-name="Absatz-Standardschriftart"><text:span text:style-name="T15"><text:tab/>/**</text:span></text:span></text:p>
      <text:p text:style-name="Text_20_body"><text:span text:style-name="Absatz-Standardschriftart"><text:span text:style-name="T15"><text:tab/> * This method is used to sent the request to the pseudo network server. It</text:span></text:span></text:p>
      <text:p text:style-name="Text_20_body"><text:span text:style-name="Absatz-Standardschriftart"><text:span text:style-name="T15"><text:tab/> * returns true if user follows target</text:span></text:span></text:p>
      <text:p text:style-name="Text_20_body"><text:span text:style-name="Absatz-Standardschriftart"><text:span text:style-name="T15"><text:tab/> * </text:span></text:span></text:p>
      <text:p text:style-name="Text_20_body"><text:span text:style-name="Absatz-Standardschriftart"><text:span text:style-name="T15"><text:tab/> * @param user <text:s text:c="3"/>the name of the user you want to observe</text:span></text:span></text:p>
      <text:p text:style-name="Text_20_body"><text:span text:style-name="Absatz-Standardschriftart"><text:span text:style-name="T15"><text:tab/> * @param target <text:s/>the name of the user you want to know whether he's followed by</text:span></text:span></text:p>
      <text:p text:style-name="Text_20_body"><text:span text:style-name="Absatz-Standardschriftart"><text:span text:style-name="T15"><text:tab/> * <text:s text:c="15"/>the user from the first parameter</text:span></text:span></text:p>
      <text:p text:style-name="Text_20_body"><text:span text:style-name="Absatz-Standardschriftart"><text:span text:style-name="T15"><text:tab/> * @param users <text:s text:c="2"/>the database file, extracted in main, containing the list of</text:span></text:span></text:p>
      <text:p text:style-name="Text_20_body"><text:span text:style-name="Absatz-Standardschriftart"><text:span text:style-name="T15"><text:tab/> * <text:s text:c="15"/>users, who follow other users</text:span></text:span></text:p>
      <text:p text:style-name="Text_20_body"><text:span text:style-name="Absatz-Standardschriftart"><text:span text:style-name="T15"><text:tab/> * @param targets the database file, extracted in main, containing the list of</text:span></text:span></text:p>
      <text:p text:style-name="Text_20_body"><text:span text:style-name="Absatz-Standardschriftart"><text:span text:style-name="T15"><text:tab/> * <text:s text:c="15"/>users, who are followed by other users</text:span></text:span></text:p>
      <text:p text:style-name="Text_20_body"><text:span text:style-name="Absatz-Standardschriftart"><text:span text:style-name="T15"><text:tab/> * @return</text:span></text:span></text:p>
      <text:p text:style-name="Text_20_body"><text:span text:style-name="Absatz-Standardschriftart"><text:span text:style-name="T15"><text:tab/> */</text:span></text:span></text:p>
      <text:p text:style-name="Text_20_body"><text:span text:style-name="Absatz-Standardschriftart"><text:span text:style-name="T15"><text:tab/>public static boolean checkFollowingStatus(String user, String target, List&lt;String&gt; users, List&lt;String&gt; targets) {</text:span></text:span></text:p>
      <text:p text:style-name="Text_20_body"><text:span text:style-name="Absatz-Standardschriftart"><text:span text:style-name="T15"><text:tab/><text:tab/>// of course the has to be recorded as a request. Request cost money!!!</text:span></text:span></text:p>
      <text:p text:style-name="Text_20_body"><text:span text:style-name="Absatz-Standardschriftart"><text:span text:style-name="T15"><text:tab/><text:tab/>sentFollowingRequests++;</text:span></text:span></text:p>
      <text:p text:style-name="Text_20_body"><text:span text:style-name="Absatz-Standardschriftart"><text:span text:style-name="T15"/></text:span></text:p>
      <text:p text:style-name="Text_20_body"><text:span text:style-name="Absatz-Standardschriftart"><text:span text:style-name="T15"><text:tab/><text:tab/>// print out information on the request to be sent</text:span></text:span></text:p>
      <text:p text:style-name="Text_20_body"><text:span text:style-name="Absatz-Standardschriftart"><text:span text:style-name="T15"><text:tab/><text:tab/>System.out.printf("%s\t\tfollows\t\t%s?\t\t", user, target);</text:span></text:span></text:p>
      <text:p text:style-name="Text_20_body"><text:span text:style-name="Absatz-Standardschriftart"><text:span text:style-name="T15"/></text:span></text:p>
      <text:p text:style-name="Text_20_body"><text:span text:style-name="Absatz-Standardschriftart"><text:span text:style-name="T15"><text:tab/><text:tab/>// rush through the first list on search of the user</text:span></text:span></text:p>
      <text:p text:style-name="Text_20_body"><text:span text:style-name="Absatz-Standardschriftart"><text:span text:style-name="T15"><text:tab/><text:tab/>for (int i = 0; i &lt; users.size(); i++) {</text:span></text:span></text:p>
      <text:p text:style-name="Text_20_body"><text:span text:style-name="Absatz-Standardschriftart"><text:span text:style-name="T15"><text:tab/><text:tab/><text:tab/>// if the user has been found in the first list, check if the target is in the</text:span></text:span></text:p>
      <text:p text:style-name="Text_20_body"><text:soft-page-break/><text:span text:style-name="Absatz-Standardschriftart"><text:span text:style-name="T15"><text:tab/><text:tab/><text:tab/>// second list. at the same index as the user appears in the first list</text:span></text:span></text:p>
      <text:p text:style-name="Text_20_body"><text:span text:style-name="Absatz-Standardschriftart"><text:span text:style-name="T15"><text:tab/><text:tab/><text:tab/>if (Objects.equals(users.get(i), user) &amp;&amp; Objects.equals(targets.get(i), target)) {</text:span></text:span></text:p>
      <text:p text:style-name="Text_20_body"><text:span text:style-name="Absatz-Standardschriftart"><text:span text:style-name="T15"><text:tab/><text:tab/><text:tab/><text:tab/>// the request returns true</text:span></text:span></text:p>
      <text:p text:style-name="Text_20_body"><text:span text:style-name="Absatz-Standardschriftart"><text:span text:style-name="T15"><text:tab/><text:tab/><text:tab/><text:tab/>System.out.println("true");</text:span></text:span></text:p>
      <text:p text:style-name="Text_20_body"><text:span text:style-name="Absatz-Standardschriftart"><text:span text:style-name="T15"><text:tab/><text:tab/><text:tab/><text:tab/>return true;</text:span></text:span></text:p>
      <text:p text:style-name="Text_20_body"><text:span text:style-name="Absatz-Standardschriftart"><text:span text:style-name="T15"><text:tab/><text:tab/><text:tab/>}</text:span></text:span></text:p>
      <text:p text:style-name="Text_20_body"><text:span text:style-name="Absatz-Standardschriftart"><text:span text:style-name="T15"><text:tab/><text:tab/>}</text:span></text:span></text:p>
      <text:p text:style-name="Text_20_body"><text:span text:style-name="Absatz-Standardschriftart"><text:span text:style-name="T15"><text:tab/><text:tab/>// the request returns false</text:span></text:span></text:p>
      <text:p text:style-name="Text_20_body"><text:span text:style-name="Absatz-Standardschriftart"><text:span text:style-name="T15"><text:tab/><text:tab/>System.out.println("false");</text:span></text:span></text:p>
      <text:p text:style-name="Text_20_body"><text:span text:style-name="Absatz-Standardschriftart"><text:span text:style-name="T15"><text:tab/><text:tab/>return false;</text:span></text:span></text:p>
      <text:p text:style-name="Text_20_body"><text:span text:style-name="Absatz-Standardschriftart"><text:span text:style-name="T15"><text:tab/>}</text:span></text:span></text:p>
      <text:p text:style-name="Text_20_body"><text:span text:style-name="Absatz-Standardschriftart"><text:span text:style-name="T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in" fo:margin-right="0in" fo:hyphenation-ladder-count="no-limit" fo:text-indent="0in" style:auto-text-indent="false">
        <style:tab-stops>
          <style:tab-stop style:position="0.3in"/>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in" loext:contextual-spacing="false" fo:hyphenation-ladder-count="no-limit" fo:text-indent="0in" style:auto-text-indent="false">
        <style:tab-stops>
          <style:tab-stop style:position="0.4in"/>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in" loext:contextual-spacing="false" fo:hyphenation-ladder-count="no-limit" fo:text-indent="0in" style:auto-text-indent="false">
        <style:tab-stops>
          <style:tab-stop style:position="0.5in"/>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6.2701in"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3.1346in" style:type="center"/>
          <style:tab-stop style:position="6.2701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1346in" style:type="center"/>
          <style:tab-stop style:position="6.2701in" style:type="right"/>
        </style:tab-stops>
      </style:paragraph-properties>
      <style:text-properties fo:hyphenate="false"/>
    </style:style>
    <style:style style:name="Verzeichnis_20_2" style:display-name="Verzeichnis 2" style:family="paragraph" style:parent-style-name="Index">
      <style:paragraph-properties fo:margin-left="0.1965in" fo:margin-right="0in" fo:hyphenation-ladder-count="no-limit" fo:text-indent="0in" style:auto-text-indent="false">
        <style:tab-stops>
          <style:tab-stop style:position="6.0736in"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text-properties fo:font-size="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3.1252in" style:type="center"/>
          <style:tab-stop style:position="6.202in"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3.1252in" style:type="center"/>
          <style:tab-stop style:position="6.6929in" style:type="right"/>
        </style:tab-stops>
      </style:paragraph-properties>
    </style:style>
    <style:style style:name="MT1" style:family="text">
      <style:text-properties officeooo:rsid="004c62bd"/>
    </style:style>
    <style:style style:name="MT2"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5902in" fo:margin-bottom="0.5902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398in" fo:margin-left="0in" fo:margin-right="0in" fo:margin-bottom="0in" style:dynamic-spacing="true"/>
      </style:header-style>
      <style:footer-style>
        <style:header-footer-properties fo:min-height="0.3937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4f81bd" style:footnote-max-height="0in">
        <style:columns fo:column-count="1" fo:column-gap="0in"/>
        <style:footnote-sep style:width="0.0071in" style:line-style="solid" style:adjustment="left" style:rel-width="33%" style:color="#000000"/>
      </style:page-layout-properties>
      <style:header-style>
        <style:header-footer-properties fo:min-height="0.5709in" fo:margin-left="0in" fo:margin-right="0in" fo:margin-bottom="0in" fo:background-color="transparent" style:dynamic-spacing="true" draw:fill="none" draw:fill-color="#4f81bd"/>
      </style:header-style>
      <style:footer-style>
        <style:header-footer-properties fo:min-height="0.3154in" fo:margin-left="0in" fo:margin-right="0in" fo:margin-top="0in" fo:background-color="transparent" style:dynamic-spacing="true" draw:fill="none" draw:fill-color="#4f81bd"/>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Aufgabe 1: </text:bookmark-ref><text:span text:style-name="MT1">Superstar</text:span><text:tab/><text:tab/><text:bookmark-ref text:reference-format="text" text:ref-name="Ref_TeamID">Team-ID: 00361</text:bookmark-ref></text:p>
      </style:header>
      <style:footer>
        <text:p text:style-name="MP2"><text:span text:style-name="Absatz-Standardschriftart"><text:span text:style-name="MT2"><text:tab/></text:span></text:span><text:span text:style-name="Absatz-Standardschriftart"><text:span text:style-name="MT2"><text:page-number text:select-page="current">8</text:page-number></text:span></text:span><text:span text:style-name="Absatz-Standardschriftart"><text:span text:style-name="MT2">/</text:span></text:span><text:span text:style-name="Absatz-Standardschriftart"><text:span text:style-name="MT2"><text:page-count>8</text:page-count></text:span></text:span></text:p>
      </style:footer>
    </style:master-page>
    <style:master-page style:name="MPF0" style:page-layout-name="Mpm3" style:next-style-name="MP0">
      <style:header>
        <text:p text:style-name="MP3"/>
      </style:header>
      <loext:header-first>
        <text:p text:style-name="MP4"/>
      </loext:header-first>
      <style:footer>
        <text:p text:style-name="MP5"><draw:frame draw:style-name="Mfr1" draw:name="Bild1" text:anchor-type="paragraph" svg:y="0in" svg:width="1.8744in" svg:height="0.8346in" draw:z-index="0"><draw:image xlink:href="https://www.barcodesinc.com/generator/image.php?code=00000&amp;style=452&amp;type=C128B&amp;width=180&amp;height=80&amp;xres=2&amp;font=5" xlink:type="simple" xlink:show="embed" xlink:actuate="onLoad" loext:mime-type="image/png"/><svg:title>Barcode</svg:title></draw:frame><text:span text:style-name="MT2"><text:tab/></text:span><text:span text:style-name="Absatz-Standardschriftart"><text:span text:style-name="MT2"><text:page-number text:select-page="current">0</text:page-number></text:span></text:span><text:span text:style-name="Absatz-Standardschriftart"><text:span text:style-name="MT2"><text:tab/></text:span></text:span></text:p>
      </style:footer>
      <loext:footer-first>
        <text:p text:style-name="MP5"><text:span text:style-name="MT2"><text:tab/></text:span><text:span text:style-name="Absatz-Standardschriftart"><text:span text:style-name="MT2"><text:page-number text:select-page="current">1</text:page-number></text:span></text:span><text:span text:style-name="Absatz-Standardschriftart"><text:span text:style-name="MT2">/</text:span></text:span><text:span text:style-name="Absatz-Standardschriftart"><text:span text:style-name="MT2"><text:page-count>8</text:page-count></text:span></text:span><text:span text:style-name="Absatz-Standardschriftart"><text:span text:style-name="MT2"><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18-11-24T17:37:01.126272652</meta:creation-date>
    <meta:editing-cycles>1</meta:editing-cycles>
    <meta:editing-duration>P0D</meta:editing-duration>
    <meta:document-statistic meta:table-count="0" meta:image-count="1" meta:object-count="0" meta:page-count="8" meta:paragraph-count="192" meta:word-count="1386" meta:character-count="10046" meta:non-whitespace-character-count="8183"/>
  </office:meta>
</office:document-meta>
</file>